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7a24e"/>
    </style:style>
    <style:style style:name="P3" style:family="paragraph" style:parent-style-name="Text_20_body">
      <style:paragraph-properties fo:line-height="150%"/>
      <style:text-properties officeooo:paragraph-rsid="00193abb"/>
    </style:style>
    <style:style style:name="P4" style:family="paragraph" style:parent-style-name="Text_20_body">
      <style:paragraph-properties fo:line-height="150%"/>
      <style:text-properties officeooo:paragraph-rsid="001970c1"/>
    </style:style>
    <style:style style:name="P5" style:family="paragraph" style:parent-style-name="Text_20_body">
      <style:paragraph-properties fo:line-height="150%"/>
      <style:text-properties officeooo:paragraph-rsid="001c2be6"/>
    </style:style>
    <style:style style:name="P6" style:family="paragraph" style:parent-style-name="Text_20_body">
      <style:paragraph-properties fo:line-height="150%"/>
      <style:text-properties officeooo:rsid="00193abb" officeooo:paragraph-rsid="00193abb"/>
    </style:style>
    <style:style style:name="P7" style:family="paragraph" style:parent-style-name="Heading_20_3">
      <style:paragraph-properties fo:line-height="150%" fo:text-align="center" style:justify-single-word="false"/>
    </style:style>
    <style:style style:name="P8" style:family="paragraph" style:parent-style-name="Heading_20_3">
      <style:paragraph-properties fo:line-height="150%" fo:text-align="center" style:justify-single-word="false"/>
      <style:text-properties officeooo:paragraph-rsid="00193abb"/>
    </style:style>
    <style:style style:name="P9" style:family="paragraph" style:parent-style-name="Quotations">
      <style:paragraph-properties fo:line-height="100%"/>
    </style:style>
    <style:style style:name="P10" style:family="paragraph" style:parent-style-name="Quotations">
      <style:paragraph-properties fo:line-height="100%"/>
      <style:text-properties officeooo:paragraph-rsid="0017a24e"/>
    </style:style>
    <style:style style:name="P11" style:family="paragraph" style:parent-style-name="Quotations">
      <style:paragraph-properties fo:line-height="100%"/>
      <style:text-properties fo:font-style="italic" style:font-style-asian="italic" style:font-style-complex="italic"/>
    </style:style>
    <style:style style:name="P12" style:family="paragraph" style:parent-style-name="Quotations">
      <style:paragraph-properties fo:line-height="100%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officeooo:rsid="0017a24e"/>
    </style:style>
    <style:style style:name="T2" style:family="text">
      <style:text-properties fo:font-style="italic" style:font-size-asian="10.5pt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876ce"/>
    </style:style>
    <style:style style:name="T5" style:family="text">
      <style:text-properties officeooo:rsid="00193abb"/>
    </style:style>
    <style:style style:name="T6" style:family="text">
      <style:text-properties officeooo:rsid="001970c1"/>
    </style:style>
    <style:style style:name="T7" style:family="text">
      <style:text-properties officeooo:rsid="0019b93f"/>
    </style:style>
    <style:style style:name="T8" style:family="text">
      <style:text-properties officeooo:rsid="001b183e"/>
    </style:style>
    <style:style style:name="T9" style:family="text">
      <style:text-properties officeooo:rsid="001c2be6"/>
    </style:style>
    <style:style style:name="T10" style:family="text">
      <style:text-properties officeooo:rsid="001c2c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1">H</text:span>ová tűntek a férfiak?</text:h>
      <text:p text:style-name="P1"><text:span text:style-name="T1">A könyv állítása szerint</text:span>: beszippantották őket a videojátékok a pornó, <text:span text:style-name="T1">és a drogok</text:span>.</text:p>
      <text:p text:style-name="P1">A jelenség nem egyedi, kultúra-, vagy országspecifikus, <text:span text:style-name="T1">az egész világon</text:span> mindenkit érint.</text:p>
      <text:p text:style-name="P1">Az internetes technológiával felnőtt generáció férfi tagjai tömegesen adják föl a szociális realitások világát, <text:span text:style-name="T1">ahelyett hogy minőségi időt töltenének</text:span> más emberekkel. <text:span text:style-name="T1">B</text:span>ezárkóznak a szobájukba, ját<text:span text:style-name="T4">szanak,</text:span> pornót néznek, <text:span text:style-name="T10">és</text:span> <text:span text:style-name="T4">tudat módosító szereket fogyasztanak.</text:span></text:p>
      <text:p text:style-name="P10"><text:span text:style-name="T3">"</text:span><text:span text:style-name="T2">A lényeg a túlzásba vitel. Semmi gond a pornográfiával, semmi gond a videojátékokkal, a probléma ezek túlzott fogyasztása. Ha napi 2-3 óráról 5-10-15 órányira nő az ezekre fordított idő - ahogy a fiatal férfi válaszadók adataiból kiderül - már függőségről beszélhetünk.</text:span><text:span text:style-name="T3">"</text:span> <text:line-break/><text:tab/>- mondja Zimbardo.</text:p>
      <text:p text:style-name="P2"><text:span text:style-name="T4">Az új</text:span> generáci<text:span text:style-name="T4">ós</text:span> fiatal férfi<text:span text:style-name="T4">ak</text:span> nem akar<text:span text:style-name="T4">nak</text:span> kötődni sem a társadalomhoz, sem a családjukhoz, sem a valósághoz, ezek egyszerűen nem érdeklik őket, nem alkotnak és mások <text:span text:style-name="T4">manipulatív </text:span>fantáziájának passzív fogyasztói lesznek:</text:p>
      <text:p text:style-name="Quotations">"A videojátékokhoz képest<text:line-break/>minden unalmassá válik."</text:p>
      <text:p text:style-name="P1">A <text:span text:style-name="T4">már az életüket jelentő</text:span> játékfolyamban, pedig a pornó a szünet, vagy a jutalom szerepét tölti be.</text:p>
      <text:p text:style-name="Quotations">"Mi a baj a pornóval? A szex a szerelem része, és a szerelem része a szexnek. A szeretkezésben benne van, hogy az ember beszélget, érint, szemkontaktust teremt, csókol, ölelkezik, kijelöli a határokat, hogy mi működik. (...) A pornó kizárólag a fizikai teljesítményről szól: testrészek, más testrészekben."</text:p>
      <text:p text:style-name="P9">"Ez egy teljesen torz nézőpont arról,<text:line-break/>milyennek is kellene lennie a normális <text:line-break/>emberi szexuális kapcsolatnak."</text:p>
      <text:p text:style-name="P1"><text:span text:style-name="T4">Ennek egyik okaként megjelöli az író, hogy</text:span> sehol a világon nincs értékelhető, a pusztai biológiai tényeken túlmutató szexuális oktatás az iskolában, „<text:span text:style-name="T4">a szülők dolga lenne”</text:span>. A fiatalok <text:span text:style-name="T4">tudatlanságát</text:span> a<text:span text:style-name="T4">zonban a szüleik se oszlatják el, az oktatásra hagyják</text:span>.</text:p>
      <text:p text:style-name="P6">És a fiatal korosztály az egyetlen helyen keres információt, ahol mindent: az interneten, a pornográfia világában.</text:p>
      <text:p text:style-name="P1"><text:span text:style-name="T5">Ö</text:span>rdögi kör<text:span text:style-name="T5">be</text:span> <text:span text:style-name="T5">vezet: az</text:span> unalomfaktor a szexualitásba is <text:span text:style-name="T5">megjelenik</text:span>. A pornográfia által nyújtott ingerek igen hamar "elavulnak", az agynak pedig mindig újabb és újabb stimulációra van szüksége, hogy fel <text:soft-page-break/>tudjon izgulni, ám minél többet néz pornót valaki, annál nehezebben lesz erekciója.</text:p>
      <text:p text:style-name="P11">"Fiatal férfiként nézed ezt a rengeteg izgató dolgot, odalent pedig nem történik semmi. Sok tinédzser erre nekiáll Viagrát szedni, amit az olyan vén fickóknak találtak ki, mint én."</text:p>
      <text:p text:style-name="P3">Ez<text:span text:style-name="T5">ek együttesen</text:span> "stimuláció-függőség<text:span text:style-name="T5">et</text:span>" <text:span text:style-name="T5">okoznak, ami</text:span> hosszútávon az agy konkrét, káros fizikai elváltozásához vezet, és sokszor a passzív életvitelből fakadó kóros elhízással jár együtt.</text:p>
      <text:h text:style-name="P8" text:outline-level="3"><text:span text:style-name="T5">T</text:span>ársadalom férfiak <text:span text:style-name="T5">nélkül</text:span></text:h>
      <text:p text:style-name="P1">Zimbardo szerint a probléma rendkívül összetett, és kiemelkedő szerep jut benne a női e<text:span text:style-name="T5">gyenjogúságnak</text:span>, ami a férfiúi szerepeket is megváltoztatta:</text:p>
      <text:p text:style-name="P9">"Nem kell többé harcosnak, kenyérkeresőnek, alfahímnek lenniük, nem kell mindenki mással versenyezniük (...). Ez a férfiak számára egy újfajta rugalmasságot adott, amivel néhányan élnek is, ám sokaknak inkább az identitás elvesztését jelentette."</text:p>
      <text:p text:style-name="P1"><text:span text:style-name="T5">A média és a statisztikai adatok is azt mutatják, hogy a</text:span> nők teljesítménye az oktatásban és a munkaerőpiacon átlagosan jobb a férfiakénál, de más téren is aktívabbak: többet olvasnak és hajlamosabbak a közélettel foglalkozni.</text:p>
      <text:p text:style-name="P1">Ha nem is minden férfi él a szobájában, játékokba feledkezve, többségük ugyanúgy nem járul hozzá semmivel a társadalomhoz:</text:p>
      <text:p text:style-name="P12">"Mentőprogramot kell szerveznünk, meg kell mentenünk a férfiakat. Ki kell mondanunk: Szükségünk van rátok. A társadalomnak szüksége van férfiakra."</text:p>
      <text:p text:style-name="P4"><text:span text:style-name="T6">A </text:span>férfiak ábrázolás<text:span text:style-name="T6">a</text:span> a jelen populáris kultúrában <text:span text:style-name="T6">rendkívül káros Zimbardo szerint</text:span>, <text:span text:style-name="T6">mert ez az </text:span>ahonnan a fiatalok a nemi szerepeket tanulják.</text:p>
      <text:p text:style-name="P1">Példakép helyett a férfi lett a <text:span text:style-name="T6">gyámoltalan</text:span>, aki egész egyszerűen <text:span text:style-name="T6">életképtelen</text:span>, és arra szorul, hogy egy nő megmentse. Ez nyilvánvalóan senki számára nem egy vonzó jövőkép, a fiatal férfiaknak pedig nem maradt idoljuk, akire hasonlítani akarnának.</text:p>
      <text:p text:style-name="P4"><text:span text:style-name="T6">Ebben a nem létező apák se segítenek sokat</text:span>. <text:span text:style-name="T6">Az árnyék, csak a fizikailag jelenlévő, minőségi időt a fiaival együtt nem töltő, és a családjukat elhagyó apák magas</text:span> száma miatt rengetegen nőnek föl apakép, apai szeretet és apai szigor nélkül, ami szintén torzítja a személyiséget.</text:p>
      <text:p text:style-name="P1"><text:span text:style-name="T6">Az író</text:span> külön hangsúlyozza, hogy a manapság oly divatos élettársi kapcsolat <text:span text:style-name="T6">csak olaj a tűzre</text:span>, és az ilyen párok gyerekei boldogtalanabbak,<text:span text:style-name="T6">és általában</text:span> hamarabb nyúlnak kábítószerekhez, vagy alkoholhoz.</text:p>
      <text:p text:style-name="P1"><text:soft-page-break/><text:span text:style-name="T6">A tradíciós házasságban élő szülőkkel ellentétben a fiatalban</text:span> ellentmondások <text:span text:style-name="T6">születnek az alapértékekkel kapcsolatban.</text:span></text:p>
      <text:p text:style-name="P1">Akárcsak az egyedülálló anyák küzdelmeiből fakadó stressz, szorongás, megpróbáltatások.</text:p>
      <text:h text:style-name="P7" text:outline-level="3"><text:span text:style-name="T6">Van</text:span> megoldás:<text:line-break/>felismerés, kockázatvállalás, helyettesítés, együttműködés, kapcsolatteremtés</text:h>
      <text:p text:style-name="P1">A professzor szerint a szülőknek <text:span text:style-name="T7">a legnagyobb a</text:span> felelősségük abban, hogy mivel és mennyit foglalkozik a gyerekük.</text:p>
      <text:p text:style-name="P1">Arra is meg kell tanítani a fiatal férfiakat, hogy merjenek kockázatot vállalni.</text:p>
      <text:p text:style-name="P1">Föl kell oldani <text:span text:style-name="T7">a hibás berögződéseket mint például az </text:span>"egyszeri kudarc, egyenlő örökös kudarc" típusú gondolkodásm<text:span text:style-name="T7">ódot</text:span>, helyette pedig egy "<text:span text:style-name="T7">előretörési</text:span> beállítottságot" kell beléjük táplálni:</text:p>
      <text:p text:style-name="P9">"Ez azt jelenti, hogy minden képesség fejleszthető, két dolog kell hozzá: gyakorlás és erőfeszítés. Ha kudarcot vallasz, akkor a kudarcból azt kell megtanulnod, hogy próbálkozz keményebben. Mindig próbálkozni kell."</text:p>
      <text:p text:style-name="P9">"Az élet a kalandról szól, arról, hogy új dolgokat próbáljunk ki,<text:line-break/>hogy bevállalósak legyünk. Rizikó nélkül válik valóban unalmassá."</text:p>
      <text:p text:style-name="P1">A megoldás további lényeges eleme, hogy a<text:span text:style-name="T7">z apa nélküli</text:span> családban felnövő fiúk számára a férfi rokonok, <text:span text:style-name="T7">közeli barátok férfiai</text:span> próbáljanak meg apjuk helyett apjuk lenni. Mutassanak példát és <text:span text:style-name="T7">biztassák</text:span> a fiatalokat, ne sajnálják erre az időt és az energiát.</text:p>
      <text:p text:style-name="P1"><text:span text:style-name="T8">Kiemelten fontosnak tartja azt is</text:span>, hogy a versengés helyett <text:span text:style-name="T8">együttműködés</text:span> és <text:span text:style-name="T8">állandó kommunikáció</text:span> alakuljon ki a nemek között, amihez a nők együttműködésére is szükség van. Nekik is <text:span text:style-name="T8">megfelelően </text:span>partnerként kell kezelniük a férfiakat, és fel kell ismerniük, hogy mindkét nem sokat tanulha<text:span text:style-name="T10">t</text:span> a másiktól.</text:p>
      <text:h text:style-name="P7" text:outline-level="3"><text:span text:style-name="T8">Ne</text:span> a technológi<text:span text:style-name="T8">a uraljon minket</text:span>, <text:span text:style-name="T8">hanem</text:span> fordítva</text:h>
      <text:p text:style-name="P1">Zimbardo a legnagyobb kihívásnak mégis azt nevezte, hog<text:span text:style-name="T8">y</text:span> <text:span text:style-name="T8">elérjük azt</text:span>, hogy az oktatás, a tanulás, <text:span text:style-name="T8">és a munka</text:span> legalább olyan szórakoztató legyen, mint a <text:span text:style-name="T8">számítógépek</text:span> világa.</text:p>
      <text:p text:style-name="P1">Szerinte rengeteg lehetőség rejlik a technikában, <text:span text:style-name="T8">ha nem úgy táncolunk ahogy</text:span>, a technika <text:span text:style-name="T8">fütyül,</text:span> ahogy azt a legtöbb <text:span text:style-name="T9">mai fiatal </text:span>férfi estében megfigyelhetjük.</text:p>
      <text:p text:style-name="P1"/>
      <text:p text:style-name="P5"><text:soft-page-break/>A professzor <text:span text:style-name="T9">úgy véli</text:span>, <text:span text:style-name="T9">a számítógépes világ aspektusait átültetve a gyakorlati oktatásban újra felkeltheti, újra érdekessé teheti a valóságot a fiatalok számára. És az ebben rejlő lehetőségek száma végtelen.</text:span></text:p>
      <text:p text:style-name="P9">"Optimista vagyok. A börtönkísérletem során éveket töltöttem a gonosz létrehozásával és megismerésével, most arra koncentrálok, hogy neveljük ki a hősök új generációját, akik hajlandóak lesznek a közösségüket szolgálni és világszerte jobbá tenni az életet. A gonosszal egyszerű dolgozni, viszont ezeket a fiatal férfiakat nem könnyű előrángatni a szobájukból, hogy tartalmas és értelmes életet kínáljunk számukra. Pedig végső soron mindannyian erre vágyunk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line-height="100%" fo:text-indent="0in" style:auto-text-indent="false"/>
      <style:text-properties fo:font-style="italic" style:font-style-asian="italic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19T17:30:19.468532489</dc:date>
    <meta:editing-duration>PT6M2S</meta:editing-duration>
    <meta:editing-cycles>2</meta:editing-cycles>
    <meta:document-statistic meta:table-count="0" meta:image-count="0" meta:object-count="0" meta:page-count="4" meta:paragraph-count="40" meta:word-count="978" meta:character-count="6952" meta:non-whitespace-character-count="6011"/>
  </office:meta>
</office:document-meta>
</file>